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0489c7" officeooo:paragraph-rsid="000489c7"/>
    </style:style>
    <style:style style:name="P2" style:family="paragraph" style:parent-style-name="Heading_20_1">
      <style:paragraph-properties fo:break-before="page"/>
      <style:text-properties officeooo:rsid="0005f9e3" officeooo:paragraph-rsid="0005f9e3"/>
    </style:style>
    <style:style style:name="P3" style:family="paragraph" style:parent-style-name="Heading_20_4" style:list-style-name=""/>
    <style:style style:name="P4" style:family="paragraph" style:parent-style-name="Subtitle">
      <style:text-properties officeooo:rsid="000489c7" officeooo:paragraph-rsid="000489c7"/>
    </style:style>
    <style:style style:name="P5" style:family="paragraph" style:parent-style-name="Text_20_body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6" style:family="paragraph" style:parent-style-name="Text_20_body" style:list-style-name="L4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7" style:family="paragraph" style:parent-style-name="Text_20_body" style:list-style-name="L5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8" style:family="paragraph" style:parent-style-name="Text_20_body" style:list-style-name="L6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9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officeooo:paragraph-rsid="000489c7"/>
    </style:style>
    <style:style style:name="P10" style:family="paragraph" style:parent-style-name="Text_20_body">
      <style:text-properties officeooo:rsid="0005f9e3" officeooo:paragraph-rsid="0005f9e3"/>
    </style:style>
    <style:style style:name="P11" style:family="paragraph" style:parent-style-name="Title">
      <style:text-properties officeooo:rsid="000489c7" officeooo:paragraph-rsid="000489c7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489c7"/>
    </style:style>
    <style:style style:name="T2" style:family="text">
      <style:text-properties style:font-name="Liberation Serif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officeooo:rsid="0005f9e3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Карат-3.5</text:p>
      <text:p text:style-name="P4">Техническое описание и инструкция по эксплуатации</text:p>
      <text:h text:style-name="P3" text:outline-level="4"/>
      <text:h text:style-name="P1" text:outline-level="1">Назначение и технические данные радиостанции</text:h>
      <text:p text:style-name="P9"><text:span text:style-name="T1">Радиостанция Карат-3,5 </text:span><text:span text:style-name="T5">является продуктом глубокой переделки радиостанции Карат-2Н и </text:span><text:span text:style-name="T1">предназначена для ведения связи в коротковолновом диапазоне частот 1,5-30МГц, однополосной модуляцией, а так же телеграфом.</text:span></text:p>
      <text:p text:style-name="P5">Возможности радиостанция Карат-3,5:</text:p>
      <text:list xml:id="list2747740447" text:style-name="L4">
        <text:list-item>
          <text:p text:style-name="P6">прием и передача телефонных сигналов с однополосной модуляции на верхней или нижней боковой полосе частот</text:p>
        </text:list-item>
        <text:list-item>
          <text:p text:style-name="P6">прием и передача телеграфных сигналов с амплитудной манипуляцией</text:p>
        </text:list-item>
        <text:list-item>
          <text:p text:style-name="P6">прием и передача тонального вызова</text:p>
        </text:list-item>
      </text:list>
      <text:list xml:id="list685602118" text:style-name="L5">
        <text:list-item>
          <text:p text:style-name="P7"><office:annotation office:name="__Annotation__1_3225851904" loext:resolved="false"><dc:creator>&lt;анонимный&gt;</dc:creator><dc:date>2024-10-15T03:23:10.275000000</dc:date><text:p text:style-name="P12"><text:span text:style-name="T6">Уточнить шаги настройки</text:span></text:p></office:annotation>переключаемый шаг настройки 100, 500, 1000, герц;<office:annotation-end office:name="__Annotation__1_3225851904"/></text:p>
        </text:list-item>
        <text:list-item>
          <text:p text:style-name="P7">два режима выходной мощности <text:span text:style-name="T3">Hi </text:span><text:span text:style-name="T4">и </text:span><text:span text:style-name="T3">Low</text:span></text:p>
        </text:list-item>
        <text:list-item>
          <text:p text:style-name="P7">отключаемое АРУ</text:p>
        </text:list-item>
        <text:list-item>
          <text:p text:style-name="P7">каналы с запоминанием границ перестройки и рабочей боковой</text:p>
        </text:list-item>
        <text:list-item>
          <text:p text:style-name="P7">встроенные часы</text:p>
        </text:list-item>
      </text:list>
      <text:p text:style-name="P5">Электропитание радиостанции может осуществляться от любого источника напряжением 12,6<text:span text:style-name="T2">±1,5в. Потребление от источника тока:</text:span></text:p>
      <text:list text:style-name="L6">
        <text:list-item>
          <text:p text:style-name="P8">На прием — до 200мА</text:p>
        </text:list-item>
        <text:list-item>
          <text:p text:style-name="P8"><office:annotation office:name="__Annotation__2_3225851904" loext:resolved="false"><dc:creator>&lt;анонимный&gt;</dc:creator><dc:date>2024-10-15T03:37:54.333000000</dc:date><text:p text:style-name="P12"><text:span text:style-name="T6">Уточнить!</text:span></text:p><text:p text:style-name="P12"><text:span text:style-name="T6"/></text:p></office:annotation>На передачу в покое — до 500мА<office:annotation-end office:name="__Annotation__2_3225851904"/></text:p>
        </text:list-item>
        <text:list-item>
          <text:p text:style-name="P8">На передачу максимальное — <text:span text:style-name="T5">до </text:span>4 А</text:p>
        </text:list-item>
      </text:list>
      <text:p text:style-name="P5"><text:soft-page-break/></text:p>
      <text:h text:style-name="P2" text:outline-level="1">Органы управления и контроля</text:h>
      <text:p text:style-name="P10">На передней панели расположены основные органы управления и контроля работы радиостанции.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3:01:57.408000000</meta:creation-date>
    <dc:date>2024-10-15T04:01:30.474000000</dc:date>
    <meta:editing-duration>PT59M33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19" meta:word-count="148" meta:character-count="1054" meta:non-whitespace-character-count="933"/>
  </office:meta>
</office:document-meta>
</file>